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6a412" officeooo:paragraph-rsid="0016a412"/>
    </style:style>
    <style:style style:name="P3" style:family="paragraph" style:parent-style-name="Standard">
      <style:text-properties officeooo:paragraph-rsid="0016a412"/>
    </style:style>
    <style:style style:name="P4" style:family="paragraph" style:parent-style-name="Standard" style:list-style-name="L1">
      <style:text-properties officeooo:paragraph-rsid="0016a412"/>
    </style:style>
    <style:style style:name="P5" style:family="paragraph" style:parent-style-name="Standard" style:list-style-name="L1">
      <style:text-properties officeooo:rsid="0016a412" officeooo:paragraph-rsid="0016a412"/>
    </style:style>
    <style:style style:name="P6" style:family="paragraph" style:parent-style-name="Standard">
      <style:text-properties fo:font-weight="normal" officeooo:rsid="0016a412" officeooo:paragraph-rsid="0016a412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bold" officeooo:rsid="0016a412" officeooo:paragraph-rsid="0016a41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5a421" officeooo:paragraph-rsid="0015a421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fo:font-weight="bold" officeooo:rsid="0015a421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fo:font-weight="bold" officeooo:rsid="0015a421" officeooo:paragraph-rsid="0015a421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6a412"/>
    </style:style>
    <style:style style:name="T3" style:family="text">
      <style:text-properties style:font-name="Aria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710166547488">
          <table:table-cell table:style-name="Table1.A1" office:value-type="string">
            <text:p text:style-name="P10">Lexema</text:p>
          </table:table-cell>
          <table:table-cell table:style-name="Table1.B1" office:value-type="string">
            <text:p text:style-name="P11">Token</text:p>
          </table:table-cell>
        </table:table-row>
        <table:table-row table:style-name="TableLine94710166547488">
          <table:table-cell table:style-name="Table1.A2" office:value-type="string">
            <text:p text:style-name="P8">+</text:p>
          </table:table-cell>
          <table:table-cell table:style-name="Table1.B2" office:value-type="string">
            <text:p text:style-name="P8">Plus</text:p>
          </table:table-cell>
        </table:table-row>
        <table:table-row table:style-name="TableLine94710166547488">
          <table:table-cell table:style-name="Table1.A2" office:value-type="string">
            <text:p text:style-name="P9">-</text:p>
          </table:table-cell>
          <table:table-cell table:style-name="Table1.B2" office:value-type="string">
            <text:p text:style-name="P8">Minus</text:p>
          </table:table-cell>
        </table:table-row>
        <table:table-row table:style-name="TableLine94710166547488">
          <table:table-cell table:style-name="Table1.A2" office:value-type="string">
            <text:p text:style-name="P9">*</text:p>
          </table:table-cell>
          <table:table-cell table:style-name="Table1.B2" office:value-type="string">
            <text:p text:style-name="P8">Times</text:p>
          </table:table-cell>
        </table:table-row>
        <table:table-row table:style-name="TableLine94710166547488">
          <table:table-cell table:style-name="Table1.A2" office:value-type="string">
            <text:p text:style-name="P9">/</text:p>
          </table:table-cell>
          <table:table-cell table:style-name="Table1.B2" office:value-type="string">
            <text:p text:style-name="P8">Split</text:p>
          </table:table-cell>
        </table:table-row>
        <table:table-row table:style-name="TableLine94710166547488">
          <table:table-cell table:style-name="Table1.A2" office:value-type="string">
            <text:p text:style-name="P8">(</text:p>
          </table:table-cell>
          <table:table-cell table:style-name="Table1.B2" office:value-type="string">
            <text:p text:style-name="P8">OpenParenthesis</text:p>
          </table:table-cell>
        </table:table-row>
        <table:table-row table:style-name="TableLine94710166547488">
          <table:table-cell table:style-name="Table1.A2" office:value-type="string">
            <text:p text:style-name="P8">)</text:p>
          </table:table-cell>
          <table:table-cell table:style-name="Table1.B2" office:value-type="string">
            <text:p text:style-name="P8">CloseParenthesis</text:p>
          </table:table-cell>
        </table:table-row>
        <table:table-row table:style-name="TableLine94710166547488">
          <table:table-cell table:style-name="Table1.A2" office:value-type="string">
            <text:p text:style-name="P8">Azul</text:p>
          </table:table-cell>
          <table:table-cell table:style-name="Table1.B2" office:value-type="string">
            <text:p text:style-name="P8">Blue</text:p>
          </table:table-cell>
        </table:table-row>
        <table:table-row table:style-name="TableLine94710166547488">
          <table:table-cell table:style-name="Table1.A2" office:value-type="string">
            <text:p text:style-name="P8">Rojo</text:p>
          </table:table-cell>
          <table:table-cell table:style-name="Table1.B2" office:value-type="string">
            <text:p text:style-name="P8">Red</text:p>
          </table:table-cell>
        </table:table-row>
        <table:table-row table:style-name="TableLine94710166547488">
          <table:table-cell table:style-name="Table1.A2" office:value-type="string">
            <text:p text:style-name="P8">Verde</text:p>
          </table:table-cell>
          <table:table-cell table:style-name="Table1.B2" office:value-type="string">
            <text:p text:style-name="P8">Green</text:p>
          </table:table-cell>
        </table:table-row>
        <table:table-row table:style-name="TableLine94710166547488">
          <table:table-cell table:style-name="Table1.A2" office:value-type="string">
            <text:p text:style-name="P8">Amarillo</text:p>
          </table:table-cell>
          <table:table-cell table:style-name="Table1.B2" office:value-type="string">
            <text:p text:style-name="P8">Yellow</text:p>
          </table:table-cell>
        </table:table-row>
        <table:table-row table:style-name="TableLine94710166547488">
          <table:table-cell table:style-name="Table1.A2" office:value-type="string">
            <text:p text:style-name="P8">Naranja</text:p>
          </table:table-cell>
          <table:table-cell table:style-name="Table1.B2" office:value-type="string">
            <text:p text:style-name="P8">Orange</text:p>
          </table:table-cell>
        </table:table-row>
        <table:table-row table:style-name="TableLine94710166547488">
          <table:table-cell table:style-name="Table1.A2" office:value-type="string">
            <text:p text:style-name="P8">Morado</text:p>
          </table:table-cell>
          <table:table-cell table:style-name="Table1.B2" office:value-type="string">
            <text:p text:style-name="P8">Purple</text:p>
          </table:table-cell>
        </table:table-row>
        <table:table-row table:style-name="TableLine94710166547488">
          <table:table-cell table:style-name="Table1.A2" office:value-type="string">
            <text:p text:style-name="P8">Cafe</text:p>
          </table:table-cell>
          <table:table-cell table:style-name="Table1.B2" office:value-type="string">
            <text:p text:style-name="P8">Brown</text:p>
          </table:table-cell>
        </table:table-row>
        <table:table-row table:style-name="TableLine94710166547488">
          <table:table-cell table:style-name="Table1.A2" office:value-type="string">
            <text:p text:style-name="P8">Negro</text:p>
          </table:table-cell>
          <table:table-cell table:style-name="Table1.B2" office:value-type="string">
            <text:p text:style-name="P8">Black</text:p>
          </table:table-cell>
        </table:table-row>
        <table:table-row table:style-name="TableLine94710166547488">
          <table:table-cell table:style-name="Table1.A2" office:value-type="string">
            <text:p text:style-name="P8">Linea</text:p>
          </table:table-cell>
          <table:table-cell table:style-name="Table1.B2" office:value-type="string">
            <text:p text:style-name="P8">Line</text:p>
          </table:table-cell>
        </table:table-row>
        <table:table-row table:style-name="TableLine94710166547488">
          <table:table-cell table:style-name="Table1.A2" office:value-type="string">
            <text:p text:style-name="P8">Curva</text:p>
          </table:table-cell>
          <table:table-cell table:style-name="Table1.B2" office:value-type="string">
            <text:p text:style-name="P8">Curve</text:p>
          </table:table-cell>
        </table:table-row>
        <table:table-row table:style-name="TableLine94710166547488">
          <table:table-cell table:style-name="Table1.A2" office:value-type="string">
            <text:p text:style-name="P8">Graficar</text:p>
          </table:table-cell>
          <table:table-cell table:style-name="Table1.B2" office:value-type="string">
            <text:p text:style-name="P8">Chart</text:p>
          </table:table-cell>
        </table:table-row>
        <table:table-row table:style-name="TableLine94710166547488">
          <table:table-cell table:style-name="Table1.A2" office:value-type="string">
            <text:p text:style-name="P8">Circulo</text:p>
          </table:table-cell>
          <table:table-cell table:style-name="Table1.B2" office:value-type="string">
            <text:p text:style-name="P8">Circle</text:p>
          </table:table-cell>
        </table:table-row>
        <table:table-row table:style-name="TableLine94710166547488">
          <table:table-cell table:style-name="Table1.A2" office:value-type="string">
            <text:p text:style-name="P8">Cuadrado</text:p>
          </table:table-cell>
          <table:table-cell table:style-name="Table1.B2" office:value-type="string">
            <text:p text:style-name="P8">Square</text:p>
          </table:table-cell>
        </table:table-row>
        <table:table-row table:style-name="TableLine94710166547488">
          <table:table-cell table:style-name="Table1.A2" office:value-type="string">
            <text:p text:style-name="P8">Rectangulo</text:p>
          </table:table-cell>
          <table:table-cell table:style-name="Table1.B2" office:value-type="string">
            <text:p text:style-name="P8">Rectangle</text:p>
          </table:table-cell>
        </table:table-row>
        <table:table-row table:style-name="TableLine94710166547488">
          <table:table-cell table:style-name="Table1.A2" office:value-type="string">
            <text:p text:style-name="P8">Poligono</text:p>
          </table:table-cell>
          <table:table-cell table:style-name="Table1.B2" office:value-type="string">
            <text:p text:style-name="P8">Polygon</text:p>
          </table:table-cell>
        </table:table-row>
        <table:table-row table:style-name="TableLine94710166547488">
          <table:table-cell table:style-name="Table1.A2" office:value-type="string">
            <text:p text:style-name="P8">Animar</text:p>
          </table:table-cell>
          <table:table-cell table:style-name="Table1.B2" office:value-type="string">
            <text:p text:style-name="P8">Animate</text:p>
          </table:table-cell>
        </table:table-row>
        <table:table-row table:style-name="TableLine94710166547488">
          <table:table-cell table:style-name="Table1.A2" office:value-type="string">
            <text:p text:style-name="P8">Objeto</text:p>
          </table:table-cell>
          <table:table-cell table:style-name="Table1.B2" office:value-type="string">
            <text:p text:style-name="P8">Object</text:p>
          </table:table-cell>
        </table:table-row>
        <table:table-row table:style-name="TableLine94710166547488">
          <table:table-cell table:style-name="Table1.A2" office:value-type="string">
            <text:p text:style-name="P8">Anterior</text:p>
          </table:table-cell>
          <table:table-cell table:style-name="Table1.B2" office:value-type="string">
            <text:p text:style-name="P8">Previous</text:p>
          </table:table-cell>
        </table:table-row>
      </table:table>
      <text:p text:style-name="P1"/>
      <text:p text:style-name="P2">Cadenas Esperadas:</text:p>
      <text:list xml:id="list2845368443" text:style-name="L1">
        <text:list-item>
          <text:p text:style-name="P4"><text:span text:style-name="T2">graficar circulo (&lt;posx&gt;, &lt;posy&gt;, &lt;radio&gt;, &lt;color&gt;)<text:tab/></text:span></text:p>
        </text:list-item>
        <text:list-item>
          <text:p text:style-name="P5"><text:span text:style-name="T1">graficar cuadrado (&lt;posx&gt;, &lt;posy&gt;, &lt;tamaño lado&gt;, &lt;color&gt;)</text:span></text:p>
        </text:list-item>
        <text:list-item>
          <text:p text:style-name="P5"><text:span text:style-name="T1">graficar rectangulo (&lt;posx&gt;, &lt;posy&gt;, &lt;alto&gt;, &lt;ancho&gt;, <text:s/>&lt;color&gt;)</text:span></text:p>
        </text:list-item>
        <text:list-item>
          <text:p text:style-name="P5"><text:span text:style-name="T1">graficar linea<text:tab/>(&lt;posx&gt;, &lt;posy&gt;, &lt;posx1&gt;,&lt;posy2&gt;, &lt;color&gt;)<text:tab/></text:span></text:p>
        </text:list-item>
        <text:list-item>
          <text:p text:style-name="P5"><text:span text:style-name="T1">graficar poligono(&lt;posx&gt;, &lt;posy&gt;, &lt;alto&gt;,&lt;ancho&gt;, &lt;cantidad lados&gt;, &lt;color&gt;)<text:tab/></text:span></text:p>
        </text:list-item>
        <text:list-item>
          <text:p text:style-name="P5"><text:span text:style-name="T1">animar objeto anterior (&lt;destinox&gt;, &lt;destinoy&gt;, &lt;tipoanimacion&gt;)</text:span></text:p>
        </text:list-item>
      </text:list>
      <text:p text:style-name="P3"><text:span text:style-name="T2"><text:tab/></text:span></text:p>
      <text:p text:style-name="P3"><text:span text:style-name="T2"/></text:p>
      <text:p text:style-name="P7"><text:span text:style-name="T1">1) Circulo</text:span></text:p>
      <text:p text:style-name="P6"><text:span text:style-name="T3"><text:tab/>(graficar circulo ( numero (+|-|*|/) numero,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02:37:17.634650530</meta:creation-date>
    <dc:date>2021-02-14T03:06:46.314235824</dc:date>
    <meta:editing-duration>PT9M8S</meta:editing-duration>
    <meta:editing-cycles>1</meta:editing-cycles>
    <meta:document-statistic meta:table-count="1" meta:image-count="0" meta:object-count="0" meta:page-count="2" meta:paragraph-count="60" meta:word-count="105" meta:character-count="743" meta:non-whitespace-character-count="696"/>
    <meta:generator>LibreOffice/7.0.4.2$Linux_X86_64 LibreOffice_project/00$Build-2</meta:generator>
  </office:meta>
</office:document-meta>
</file>